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FrozenNodeImpl.getFrozenMixi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Node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NodeImpl.getFrozen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Nod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NodeImpl.checkin( NodeStateEx parent , Name name , NodeImpl src , int mod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InternalFrozenNodeImpl.getFrozenPrima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NodeImpl.getFroze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NodeImpl.getFrozenChildNod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ernalFrozenNodeImpl.checkin( NodeStateEx parent , Name name , NodeImpl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FrozenNodeImpl.InternalFrozenNodeImpl( AbstractVersionManager vMgr , NodeStateEx node , InternalVersionItem par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InternalFrozenNodeImpl.hasFrozenHistory( UUID uu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